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color="#000000" fo:font-size="22pt" style:font-size-asian="22pt" style:font-size-complex="22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color="#000000" fo:font-size="20pt" style:font-size-asian="20pt" style:font-size-complex="20pt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0000"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6.007cm" svg:y="3.2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7.507cm" svg:y="3.25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508cm" svg:height="1.322cm" svg:x="9.007cm" svg:y="3.256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508cm" svg:height="1.322cm" svg:x="10.507cm" svg:y="3.256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0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508cm" svg:height="1.322cm" svg:x="13.507cm" svg:y="3.256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508cm" svg:height="1.322cm" svg:x="15.007cm" svg:y="3.256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507cm" svg:y="3.25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007cm" svg:y="3.2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508cm" svg:height="1.322cm" svg:x="19.507cm" svg:y="3.256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896cm" svg:height="1.168cm" svg:x="6.383cm" svg:y="2.246cm">
          <draw:text-box>
            <text:p><text:span text:style-name="T3">0</text:span></text:p>
          </draw:text-box>
        </draw:frame>
        <draw:frame draw:style-name="gr2" draw:text-style-name="P4" draw:layer="layout" svg:width="0.896cm" svg:height="1.168cm" svg:x="7.883cm" svg:y="2.246cm">
          <draw:text-box>
            <text:p><text:span text:style-name="T3">1</text:span></text:p>
          </draw:text-box>
        </draw:frame>
        <draw:frame draw:style-name="gr2" draw:text-style-name="P5" draw:layer="layout" svg:width="0.896cm" svg:height="1.168cm" svg:x="9.383cm" svg:y="2.246cm">
          <draw:text-box>
            <text:p><text:span text:style-name="T4">2</text:span></text:p>
          </draw:text-box>
        </draw:frame>
        <draw:frame draw:style-name="gr2" draw:text-style-name="P5" draw:layer="layout" svg:width="0.896cm" svg:height="1.168cm" svg:x="10.783cm" svg:y="2.246cm">
          <draw:text-box>
            <text:p><text:span text:style-name="T4">3</text:span></text:p>
          </draw:text-box>
        </draw:frame>
        <draw:frame draw:style-name="gr2" draw:text-style-name="P4" draw:layer="layout" svg:width="0.896cm" svg:height="1.168cm" svg:x="12.283cm" svg:y="2.246cm">
          <draw:text-box>
            <text:p><text:span text:style-name="T3">4</text:span></text:p>
          </draw:text-box>
        </draw:frame>
        <draw:frame draw:style-name="gr2" draw:text-style-name="P5" draw:layer="layout" svg:width="0.896cm" svg:height="1.168cm" svg:x="13.783cm" svg:y="2.246cm">
          <draw:text-box>
            <text:p><text:span text:style-name="T4">5</text:span></text:p>
          </draw:text-box>
        </draw:frame>
        <draw:frame draw:style-name="gr2" draw:text-style-name="P5" draw:layer="layout" svg:width="0.896cm" svg:height="1.168cm" svg:x="15.283cm" svg:y="2.246cm">
          <draw:text-box>
            <text:p><text:span text:style-name="T4">6</text:span></text:p>
          </draw:text-box>
        </draw:frame>
        <draw:frame draw:style-name="gr2" draw:text-style-name="P4" draw:layer="layout" svg:width="0.896cm" svg:height="1.168cm" svg:x="16.783cm" svg:y="2.246cm">
          <draw:text-box>
            <text:p><text:span text:style-name="T3">7</text:span></text:p>
          </draw:text-box>
        </draw:frame>
        <draw:frame draw:style-name="gr2" draw:text-style-name="P4" draw:layer="layout" svg:width="0.896cm" svg:height="1.168cm" svg:x="18.183cm" svg:y="2.246cm">
          <draw:text-box>
            <text:p><text:span text:style-name="T3">8</text:span></text:p>
          </draw:text-box>
        </draw:frame>
        <draw:frame draw:style-name="gr2" draw:text-style-name="P5" draw:layer="layout" svg:width="0.896cm" svg:height="1.168cm" svg:x="19.683cm" svg:y="2.246cm">
          <draw:text-box>
            <text:p><text:span text:style-name="T4">9</text:span></text:p>
          </draw:text-box>
        </draw:frame>
        <draw:custom-shape draw:style-name="gr3" draw:text-style-name="P6" draw:layer="layout" svg:width="1.588cm" svg:height="1.402cm" svg:x="4.551cm" svg:y="8.519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588cm" svg:height="1.402cm" svg:x="7.952cm" svg:y="8.52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1" draw:id="id1" draw:layer="layout" svg:width="1.588cm" svg:height="1.402cm" svg:x="11.353cm" svg:y="10.921cm">
          <text:p text:style-name="P1"><text:span text:style-name="T3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5" draw:id="id5" draw:layer="layout" svg:width="1.588cm" svg:height="1.402cm" svg:x="14.754cm" svg:y="8.522cm">
          <text:p text:style-name="P1"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588cm" svg:height="1.402cm" svg:x="18.155cm" svg:y="8.523cm">
          <text:p text:style-name="P1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588cm" svg:height="1.402cm" svg:x="21.556cm" svg:y="8.524cm">
          <text:p text:style-name="P1"><text:span text:style-name="T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2" draw:id="id2" draw:layer="layout" svg:width="1.588cm" svg:height="1.402cm" svg:x="10.254cm" svg:y="13.322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1.588cm" svg:height="1.402cm" svg:x="12.454cm" svg:y="13.322cm">
          <text:p text:style-name="P1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4" draw:id="id4" draw:layer="layout" svg:width="1.588cm" svg:height="1.402cm" svg:x="10.255cm" svg:y="15.923cm">
          <text:p text:style-name="P1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6" draw:id="id6" draw:layer="layout" svg:width="1.588cm" svg:height="1.402cm" svg:x="14.755cm" svg:y="10.923cm">
          <text:p text:style-name="P1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585cm" svg:y1="12.118cm" svg:x2="11.048cm" svg:y2="13.322cm" draw:start-shape="id1" draw:start-glue-point="7" draw:end-shape="id2" draw:end-glue-point="4" svg:d="M11585 12118l-537 1204" svg:viewBox="0 0 538 1205">
          <text:p/>
        </draw:connector>
        <draw:connector draw:style-name="gr4" draw:text-style-name="P1" draw:layer="layout" draw:type="line" svg:x1="12.709cm" svg:y1="12.118cm" svg:x2="13.248cm" svg:y2="13.322cm" draw:start-shape="id1" draw:start-glue-point="9" draw:end-shape="id3" draw:end-glue-point="4" svg:d="M12709 12118l539 1204" svg:viewBox="0 0 540 1205">
          <text:p/>
        </draw:connector>
        <draw:connector draw:style-name="gr4" draw:text-style-name="P1" draw:layer="layout" draw:type="line" svg:x1="11.048cm" svg:y1="14.724cm" svg:x2="11.049cm" svg:y2="15.923cm" draw:start-shape="id2" draw:start-glue-point="8" draw:end-shape="id4" draw:end-glue-point="4" svg:d="M11048 14724l1 1199" svg:viewBox="0 0 2 1200">
          <text:p/>
        </draw:connector>
        <draw:connector draw:style-name="gr4" draw:text-style-name="P1" draw:layer="layout" draw:type="line" svg:x1="15.548cm" svg:y1="9.924cm" svg:x2="15.549cm" svg:y2="10.923cm" draw:start-shape="id5" draw:start-glue-point="8" draw:end-shape="id6" draw:end-glue-point="4" svg:d="M15548 9924l1 999" svg:viewBox="0 0 2 1000">
          <text:p/>
        </draw:connector>
        <draw:frame draw:style-name="gr5" draw:text-style-name="P7" draw:layer="layout" svg:width="12.889cm" svg:height="1.204cm" svg:x="14.911cm" svg:y="17.07cm">
          <draw:text-box>
            <text:p><text:span text:style-name="T5">union(2, 5): 6 is the new root of 9</text:span></text:p>
          </draw:text-box>
        </draw:frame>
        <draw:connector draw:style-name="gr4" draw:text-style-name="P1" draw:layer="layout" draw:type="line" svg:x1="11.586cm" svg:y1="12.119cm" svg:x2="11.049cm" svg:y2="13.323cm" svg:d="M11586 12119l-537 1204" svg:viewBox="0 0 538 1205">
          <text:p/>
        </draw:connector>
        <draw:connector draw:style-name="gr4" draw:text-style-name="P1" draw:layer="layout" draw:type="line" svg:x1="12.71cm" svg:y1="12.119cm" svg:x2="13.249cm" svg:y2="13.323cm" svg:d="M12710 12119l539 1204" svg:viewBox="0 0 540 1205">
          <text:p/>
        </draw:connector>
        <draw:connector draw:style-name="gr4" draw:text-style-name="P1" draw:layer="layout" draw:type="line" svg:x1="11.049cm" svg:y1="14.725cm" svg:x2="11.05cm" svg:y2="15.924cm" svg:d="M11049 14725l1 1199" svg:viewBox="0 0 2 1200">
          <text:p/>
        </draw:connector>
        <draw:connector draw:style-name="gr4" draw:text-style-name="P1" draw:layer="layout" draw:type="line" svg:x1="12.147cm" svg:y1="10.921cm" svg:x2="14.986cm" svg:y2="9.719cm" draw:start-shape="id1" draw:start-glue-point="4" draw:end-shape="id5" draw:end-glue-point="7" svg:d="M12147 10921l2839-1202" svg:viewBox="0 0 2840 12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4:17:13.944956764</meta:creation-date>
    <dc:date>2016-05-17T15:15:11.862288576</dc:date>
    <dc:creator>elucterio </dc:creator>
    <meta:editing-duration>PT48M14S</meta:editing-duration>
    <meta:editing-cycles>23</meta:editing-cycles>
    <meta:generator>LibreOffice/4.2.8.2$Linux_X86_64 LibreOffice_project/420m0$Build-2</meta:generator>
    <meta:document-statistic meta:object-count="39"/>
  </office:meta>
</office:document-meta>
</file>